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075d69"/>
    </style:style>
    <style:style style:name="P2" style:family="paragraph" style:parent-style-name="Standard">
      <style:paragraph-properties fo:margin-top="0cm" fo:margin-bottom="0cm" loext:contextual-spacing="false"/>
      <style:text-properties officeooo:rsid="000905ac" officeooo:paragraph-rsid="000905ac"/>
    </style:style>
    <style:style style:name="P3" style:family="paragraph" style:parent-style-name="Standard">
      <style:paragraph-properties fo:margin-top="0cm" fo:margin-bottom="0cm" loext:contextual-spacing="false"/>
      <style:text-properties officeooo:rsid="000e87da" officeooo:paragraph-rsid="000e87da"/>
    </style:style>
    <style:style style:name="P4" style:family="paragraph" style:parent-style-name="Standard">
      <style:paragraph-properties fo:margin-top="0cm" fo:margin-bottom="0cm" loext:contextual-spacing="false"/>
      <style:text-properties officeooo:rsid="0010b394" officeooo:paragraph-rsid="0010b394"/>
    </style:style>
    <style:style style:name="P5" style:family="paragraph" style:parent-style-name="Heading_20_2">
      <style:paragraph-properties fo:margin-top="0cm" fo:margin-bottom="0.141cm" loext:contextual-spacing="false" fo:line-height="100%" fo:text-align="center" style:justify-single-word="false" fo:keep-together="auto" fo:keep-with-next="always"/>
      <style:text-properties fo:color="#666666" fo:font-size="10pt" fo:font-weight="bold" officeooo:rsid="00075d69" officeooo:paragraph-rsid="00075d69" style:font-size-asian="10pt" style:font-weight-asian="bold" style:font-size-complex="10pt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6pt" officeooo:rsid="00075d69" officeooo:paragraph-rsid="00075d69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/>
      <style:text-properties officeooo:rsid="000905ac" officeooo:paragraph-rsid="000905ac"/>
    </style:style>
    <style:style style:name="P8" style:family="paragraph" style:parent-style-name="Standard">
      <style:paragraph-properties fo:margin-top="0cm" fo:margin-bottom="0cm" loext:contextual-spacing="false"/>
      <style:text-properties officeooo:rsid="000a0e1c" officeooo:paragraph-rsid="000a0e1c"/>
    </style:style>
    <style:style style:name="P9" style:family="paragraph" style:parent-style-name="Standard" style:list-style-name="L3">
      <style:paragraph-properties fo:margin-top="0cm" fo:margin-bottom="0cm" loext:contextual-spacing="false"/>
      <style:text-properties officeooo:rsid="001da8fd" officeooo:paragraph-rsid="001da8fd"/>
    </style:style>
    <style:style style:name="P10" style:family="paragraph" style:parent-style-name="Standard" style:list-style-name="L3">
      <style:paragraph-properties fo:margin-top="0cm" fo:margin-bottom="0cm" loext:contextual-spacing="false"/>
      <style:text-properties officeooo:rsid="001f8ef2" officeooo:paragraph-rsid="001f8ef2"/>
    </style:style>
    <style:style style:name="P11" style:family="paragraph" style:parent-style-name="Standard" style:list-style-name="L3">
      <style:paragraph-properties fo:margin-top="0cm" fo:margin-bottom="0cm" loext:contextual-spacing="false"/>
      <style:text-properties officeooo:rsid="00211da5" officeooo:paragraph-rsid="00211da5"/>
    </style:style>
    <style:style style:name="P12" style:family="paragraph" style:parent-style-name="Standard">
      <style:paragraph-properties fo:margin-top="0cm" fo:margin-bottom="0cm" loext:contextual-spacing="false"/>
      <style:text-properties officeooo:rsid="00211da5" officeooo:paragraph-rsid="00211da5"/>
    </style:style>
    <style:style style:name="P13" style:family="paragraph" style:parent-style-name="Standard">
      <style:paragraph-properties fo:margin-top="0cm" fo:margin-bottom="0cm" loext:contextual-spacing="false"/>
      <style:text-properties officeooo:rsid="00221c68" officeooo:paragraph-rsid="00221c68"/>
    </style:style>
    <style:style style:name="T1" style:family="text">
      <style:text-properties officeooo:rsid="00075d69"/>
    </style:style>
    <style:style style:name="T2" style:family="text">
      <style:text-properties officeooo:rsid="000a0e1c"/>
    </style:style>
    <style:style style:name="T3" style:family="text">
      <style:text-properties officeooo:rsid="00125d0a"/>
    </style:style>
    <style:style style:name="T4" style:family="text">
      <style:text-properties officeooo:rsid="00141d8e"/>
    </style:style>
    <style:style style:name="T5" style:family="text">
      <style:text-properties officeooo:rsid="0014d827"/>
    </style:style>
    <style:style style:name="T6" style:family="text">
      <style:text-properties officeooo:rsid="00187b8e"/>
    </style:style>
    <style:style style:name="T7" style:family="text">
      <style:text-properties officeooo:rsid="001995df"/>
    </style:style>
    <style:style style:name="T8" style:family="text">
      <style:text-properties officeooo:rsid="001c296f"/>
    </style:style>
    <style:style style:name="T9" style:family="text">
      <style:text-properties officeooo:rsid="001c7eed"/>
    </style:style>
    <style:style style:name="T10" style:family="text">
      <style:text-properties officeooo:rsid="001da8fd"/>
    </style:style>
    <style:style style:name="T11" style:family="text">
      <style:text-properties officeooo:rsid="0021c692"/>
    </style:style>
    <style:style style:name="T12" style:family="text">
      <style:text-properties officeooo:rsid="002201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de Exercícios 0<text:span text:style-name="T3">3</text:span></text:p>
      <text:p text:style-name="P5">Criptografia e Segurança de Redes</text:p>
      <text:p text:style-name="P1">Aluno<text:span text:style-name="T1">s</text:span>: Iago Rodrigues Gonçalve<text:span text:style-name="T1">s / Wilton Rodrigues</text:span></text:p>
      <text:p text:style-name="P1">Matrícula: 13/0010219 – <text:span text:style-name="T2">13/0049212</text:span></text:p>
      <text:p text:style-name="P1"/>
      <text:p text:style-name="P4">Link para o repositório: https://github.com/Makrau/criptografia-e-seguranca-de-redes</text:p>
      <text:p text:style-name="P3">Comandos para rodar os programas:</text:p>
      <text:p text:style-name="P3"><text:tab/>Os programas foram feitos utilizando a linguagem C, nos sistemas operacionais Linux Mint 18.</text:p>
      <text:p text:style-name="P3"><text:tab/>Para compilar o código, basta entrar na pasta da questão (q0<text:span text:style-name="T4">1 ou q02</text:span>) e digitar o comando “make” no terminal. Para limpar a compilação realizada, digite o comando “make dist-clean” no terminal. Recomendamos rodar o comando “make dist-clean &amp;&amp; make” para compilar, pois assim já limpa os objetos de compilações anteriores.</text:p>
      <text:p text:style-name="P3"><text:tab/>Após compilar o código, o executável estará em uma pasta chamada “bin”, que estará localizada dentr<text:span text:style-name="T5">o</text:span> da raiz da questão (q01/bin, q02/bin ). Cada questão é compilada separadamente, cada uma possuindo seu makefile.</text:p>
      <text:p text:style-name="P1"/>
      <text:p text:style-name="P2">Questão 01:</text:p>
      <text:p text:style-name="P2"><text:tab/>A questão 01 é referente a um programa que implementa o algoritmo <text:span text:style-name="T6">RC4.</text:span> O programa possui <text:span text:style-name="T7">um argumento de entrada, que é o número de bytes que ele gera.</text:span></text:p>
      <text:p text:style-name="P2"><text:tab/>O Programa sempre busca por um arquivo chamado “keyfile”, que é a chave. Caso ele não exista, o programa irá gerar um automaticamente.</text:p>
      <text:p text:style-name="P2"><text:tab/><text:span text:style-name="T8">A chave gerada pelo programa possui tamanho fixo, mas ele aceita tamanhos variados.</text:span></text:p>
      <text:p text:style-name="P2"><text:tab/><text:span text:style-name="T9">É conhecido uma limitação da leitura do keyfile para outros tamanhos, na qual o programa não reconhece o fim do arquivo. Sugerimos colocar no fim da sua chave um ‘\n’, isto é, uma quebra de linha. Assim, o programa consegue identificar essa quebra e assume como fim do arquivo. Quando é gerado, ele já adiciona essa quebra de linha.</text:span></text:p>
      <text:p text:style-name="P2"/>
      <text:p text:style-name="P2"><text:tab/><text:span text:style-name="T10">O programa irá gerar o bitstream em um arquivo chamado “kestream.data”, localizado na raiz da questão 01. Este é o arquivo que deverá ser utilizado como entrada para o teste disponível pelo NIST.</text:span></text:p>
      <text:p text:style-name="P2"><text:tab/><text:span text:style-name="T10">A saída foi testada com sucesso seguindo os seguintes comando no programa do NIST:</text:span></text:p>
      <text:list xml:id="list8593316496467963688" text:style-name="L3">
        <text:list-item>
          <text:p text:style-name="P9">Foi invocado o programa de teste com argumento igual ao argumento passado no programa implementado nessa questão para gerar o keystream. Ex: “./assess 100000”, para um programa invocado com 100000 como argumento.</text:p>
        </text:list-item>
        <text:list-item>
          <text:p text:style-name="P10">Escolha a opção 0 “Input File”</text:p>
        </text:list-item>
        <text:list-item>
          <text:p text:style-name="P10">Passe o caminho do arquivo “keystream.data”</text:p>
        </text:list-item>
        <text:list-item>
          <text:p text:style-name="P10">Selecione 1 para executar todos os testes</text:p>
        </text:list-item>
        <text:list-item>
          <text:p text:style-name="P10">Clique 0 para continuar.</text:p>
        </text:list-item>
        <text:list-item>
          <text:p text:style-name="P10">Foi testado passando como argumento “10”</text:p>
        </text:list-item>
        <text:list-item>
          <text:p text:style-name="P11">Escolha o número 1, que é formato binário.</text:p>
        </text:list-item>
      </text:list>
      <text:p text:style-name="P12"><text:tab/><text:span text:style-name="T11">O programa irá gerar um resultado, que estará dentro da pasta “/experiments/AlgorithmTesting” chamado “finalAnalysisReport.txt”.</text:span></text:p>
      <text:p text:style-name="P2"/>
      <text:p text:style-name="P8">Questão 02:</text:p>
      <text:p text:style-name="P8"><text:tab/><text:span text:style-name="T12">A questão dois toma coma parâmetro uma flag “-n”, seguida do número do qual será testado se é primo e uma flag “-k” que é a precisão desejada.</text:span></text:p>
      <text:p text:style-name="P13">Ex: bin/miller_rabin -n 17 -k 5</text:p>
      <text:p text:style-name="P13"><text:tab/>A saída para esse exemplo será:</text:p>
      <text:p text:style-name="P13">N=17 is pr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6pt" fo:language="pt" fo:country="BR" fo:font-weight="normal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20:16.496814999</meta:creation-date>
    <dc:date>2017-06-14T23:22:22.596290663</dc:date>
    <meta:editing-duration>PT59M12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435" meta:character-count="2685" meta:non-whitespace-character-count="2273"/>
  </office:meta>
</office:document-meta>
</file>